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>
        <draw:frame draw:style-name="gr1" draw:layer="layout" svg:width="4cm" svg:height="0.962cm" svg:x="12.2cm" svg:y="2.438cm">
          <draw:text-box>
            <text:p text:style-name="P1">QDialog</text:p>
          </draw:text-box>
        </draw:frame>
        <draw:frame draw:style-name="gr1" draw:text-style-name="P1" draw:layer="layout" svg:width="5cm" svg:height="0.962cm" svg:x="11.8cm" svg:y="0.8cm">
          <draw:text-box>
            <text:p text:style-name="P1">QWidget</text:p>
          </draw:text-box>
        </draw:frame>
        <draw:frame draw:style-name="gr1" draw:layer="layout" svg:width="4.4cm" svg:height="0.962cm" svg:x="12cm" svg:y="4.638cm">
          <draw:text-box>
            <text:p>base_window</text:p>
          </draw:text-box>
        </draw:frame>
        <draw:frame draw:style-name="gr1" draw:text-style-name="P1" draw:layer="layout" svg:width="5.8cm" svg:height="0.962cm" svg:x="11.6cm" svg:y="6.476cm">
          <draw:text-box>
            <text:p text:style-name="P1">general</text:p>
          </draw:text-box>
        </draw:frame>
        <draw:frame draw:style-name="gr1" draw:text-style-name="P1" draw:layer="layout" svg:width="6.2cm" svg:height="0.962cm" svg:x="4.4cm" svg:y="7.438cm">
          <draw:text-box>
            <text:p text:style-name="P1">exception_window</text:p>
          </draw:text-box>
        </draw:frame>
        <draw:frame draw:style-name="gr1" draw:text-style-name="P1" draw:layer="layout" svg:width="5.2cm" svg:height="0.962cm" svg:x="3.6cm" svg:y="9.4cm">
          <draw:text-box>
            <text:p text:style-name="P1">base_exception</text:p>
          </draw:text-box>
        </draw:frame>
        <draw:frame draw:style-name="gr1" draw:layer="layout" svg:width="6.2cm" svg:height="0.962cm" svg:x="2.8cm" svg:y="11.4cm">
          <draw:text-box>
            <text:p text:style-name="P1">e1 <text:s/>e2 <text:s/>e3 <text:s/>… <text:s/>en <text:s text:c="2"/></text:p>
          </draw:text-box>
        </draw:frame>
        <draw:frame draw:style-name="gr1" draw:text-style-name="P1" draw:layer="layout" svg:width="5cm" svg:height="0.962cm" svg:x="4cm" svg:y="13cm">
          <draw:text-box>
            <text:p text:style-name="P1">exceptions_list</text:p>
          </draw:text-box>
        </draw:frame>
        <draw:frame draw:style-name="gr1" draw:layer="layout" svg:width="5cm" svg:height="0.962cm" svg:x="17.4cm" svg:y="9.2cm">
          <draw:text-box>
            <text:p text:style-name="P1">adress_texts</text:p>
          </draw:text-box>
        </draw:frame>
        <draw:frame draw:style-name="gr1" draw:layer="layout" svg:width="3.4cm" svg:height="0.962cm" svg:x="14.8cm" svg:y="12.238cm">
          <draw:text-box>
            <text:p>carcass</text:p>
          </draw:text-box>
        </draw:frame>
        <draw:frame draw:style-name="gr1" draw:layer="layout" svg:width="3.4cm" svg:height="0.962cm" svg:x="13.6cm" svg:y="16.6cm">
          <draw:text-box>
            <text:p text:style-name="P1">main</text:p>
          </draw:text-box>
        </draw:frame>
        <draw:frame draw:style-name="gr1" draw:text-style-name="P1" draw:layer="layout" svg:width="1.8cm" svg:height="0.962cm" svg:x="19.4cm" svg:y="16.238cm">
          <draw:text-box>
            <text:p text:style-name="P1">W1</text:p>
          </draw:text-box>
        </draw:frame>
        <draw:frame draw:style-name="gr1" draw:layer="layout" svg:width="1.6cm" svg:height="0.962cm" svg:x="21cm" svg:y="14.8cm">
          <draw:text-box>
            <text:p>W2</text:p>
          </draw:text-box>
        </draw:frame>
        <draw:frame draw:style-name="gr1" draw:layer="layout" svg:width="1.6cm" svg:height="0.962cm" svg:x="22.6cm" svg:y="13.2cm">
          <draw:text-box>
            <text:p>W3</text:p>
          </draw:text-box>
        </draw:frame>
        <draw:line draw:style-name="gr2" draw:text-style-name="P1" draw:layer="layout" svg:x1="14.2cm" svg:y1="1.762cm" svg:x2="14.2cm" svg:y2="2.438cm">
          <text:p/>
        </draw:line>
        <draw:line draw:style-name="gr2" draw:text-style-name="P1" draw:layer="layout" svg:x1="14.2cm" svg:y1="3.4cm" svg:x2="14.2cm" svg:y2="4.638cm">
          <text:p/>
        </draw:line>
        <draw:line draw:style-name="gr2" draw:text-style-name="P1" draw:layer="layout" svg:x1="14.2cm" svg:y1="5.6cm" svg:x2="14.2cm" svg:y2="6.438cm">
          <text:p/>
        </draw:line>
        <draw:line draw:style-name="gr2" draw:text-style-name="P1" draw:layer="layout" svg:x1="13.2cm" svg:y1="7cm" svg:x2="9.4cm" svg:y2="7.438cm">
          <text:p/>
        </draw:line>
        <draw:line draw:style-name="gr2" draw:text-style-name="P1" draw:layer="layout" svg:x1="16cm" svg:y1="7.438cm" svg:x2="18.4cm" svg:y2="9.2cm">
          <text:p/>
        </draw:line>
        <draw:line draw:style-name="gr2" draw:text-style-name="P1" draw:layer="layout" svg:x1="7.8cm" svg:y1="8.4cm" svg:x2="7.2cm" svg:y2="9.4cm">
          <text:p/>
        </draw:line>
        <draw:line draw:style-name="gr2" draw:text-style-name="P1" draw:layer="layout" svg:x1="6.4cm" svg:y1="10.362cm" svg:x2="3.8cm" svg:y2="11.4cm">
          <text:p/>
        </draw:line>
        <draw:line draw:style-name="gr2" draw:text-style-name="P1" draw:layer="layout" svg:x1="6.8cm" svg:y1="10.362cm" svg:x2="5cm" svg:y2="11.4cm">
          <text:p/>
        </draw:line>
        <draw:line draw:style-name="gr2" draw:text-style-name="P1" draw:layer="layout" svg:x1="7.2cm" svg:y1="10.362cm" svg:x2="7.8cm" svg:y2="11.4cm">
          <text:p/>
        </draw:line>
        <draw:line draw:style-name="gr2" draw:text-style-name="P1" draw:layer="layout" svg:x1="7.2cm" svg:y1="10.362cm" svg:x2="6cm" svg:y2="11.4cm">
          <text:p/>
        </draw:line>
        <draw:line draw:style-name="gr2" draw:text-style-name="P1" draw:layer="layout" svg:x1="3.8cm" svg:y1="12.362cm" svg:x2="4.8cm" svg:y2="13cm">
          <text:p/>
        </draw:line>
        <draw:line draw:style-name="gr2" draw:text-style-name="P1" draw:layer="layout" svg:x1="4.8cm" svg:y1="12.2cm" svg:x2="5.6cm" svg:y2="13cm">
          <text:p/>
        </draw:line>
        <draw:line draw:style-name="gr2" draw:text-style-name="P1" draw:layer="layout" svg:x1="6cm" svg:y1="12.362cm" svg:x2="6.2cm" svg:y2="13cm">
          <text:p/>
        </draw:line>
        <draw:line draw:style-name="gr2" draw:text-style-name="P1" draw:layer="layout" svg:x1="8cm" svg:y1="12.362cm" svg:x2="7.4cm" svg:y2="13cm">
          <text:p/>
        </draw:line>
        <draw:line draw:style-name="gr2" draw:text-style-name="P1" draw:layer="layout" svg:x1="9cm" svg:y1="13.4cm" svg:x2="14.4cm" svg:y2="12.8cm">
          <text:p/>
        </draw:line>
        <draw:line draw:style-name="gr2" draw:text-style-name="P1" draw:layer="layout" svg:x1="19cm" svg:y1="10.162cm" svg:x2="17cm" svg:y2="12.238cm">
          <text:p/>
        </draw:line>
        <draw:line draw:style-name="gr2" draw:text-style-name="P1" draw:layer="layout" svg:x1="16cm" svg:y1="13.2cm" svg:x2="15.4cm" svg:y2="16.6cm">
          <text:p/>
        </draw:line>
        <draw:line draw:style-name="gr2" draw:text-style-name="P1" draw:layer="layout" svg:x1="17.4cm" svg:y1="13.2cm" svg:x2="20cm" svg:y2="16cm">
          <text:p/>
        </draw:line>
        <draw:line draw:style-name="gr2" draw:text-style-name="P1" draw:layer="layout" svg:x1="17.6cm" svg:y1="13cm" svg:x2="21cm" svg:y2="14.8cm">
          <text:p/>
        </draw:line>
        <draw:line draw:style-name="gr2" draw:text-style-name="P1" draw:layer="layout" svg:x1="17.6cm" svg:y1="12.8cm" svg:x2="22.6cm" svg:y2="13.4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7T02:02:54.312000000</meta:creation-date>
    <dc:date>2014-12-07T02:15:53.191000000</dc:date>
    <meta:editing-duration>P0D</meta:editing-duration>
    <meta:editing-cycles>1</meta:editing-cycles>
    <meta:generator>LibreOffice/4.2.2.1$Windows_x86 LibreOffice_project/3be8cda0bddd8e430d8cda1ebfd581265cca5a0f</meta:generator>
    <meta:document-statistic meta:object-count="57"/>
  </office:meta>
</office:document-meta>
</file>